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 fo:font-size="28pt"/>
    </style:style>
    <style:style style:name="T1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15.9cm" svg:x2="6.2cm" svg:y2="10.4cm">
          <text:p text:style-name="P1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2</text:span> </text:p>
        </draw:line>
        <draw:line draw:style-name="gr1" draw:text-style-name="P2" draw:layer="layout" svg:x1="6.2cm" svg:y1="15.9cm" svg:x2="12.7cm" svg:y2="15.9cm">
          <text:p/>
        </draw:line>
        <draw:frame draw:style-name="gr2" draw:layer="layout" svg:width="1.806cm" svg:height="0.962cm" svg:x="8.794cm" svg:y="10.5cm">
          <draw:text-box>
            <text:p>dog</text:p>
          </draw:text-box>
        </draw:frame>
        <draw:frame draw:style-name="gr3" draw:layer="layout" svg:width="1.772cm" svg:height="0.962cm" svg:x="6.623cm" svg:y="11.166cm">
          <draw:text-box>
            <text:p>cat</text:p>
          </draw:text-box>
        </draw:frame>
        <draw:frame draw:style-name="gr4" draw:layer="layout" svg:width="2.09cm" svg:height="0.962cm" svg:x="10.7cm" svg:y="13.4cm">
          <draw:text-box>
            <text:p>beam</text:p>
          </draw:text-box>
        </draw:frame>
        <draw:line draw:style-name="gr5" draw:text-style-name="P1" draw:layer="layout" svg:x1="6.2cm" svg:y1="15.9cm" svg:x2="7.2cm" svg:y2="12.4cm">
          <text:p/>
        </draw:line>
        <draw:line draw:style-name="gr5" draw:text-style-name="P1" draw:layer="layout" svg:x1="6.2cm" svg:y1="15.9cm" svg:x2="8.9cm" svg:y2="11.5cm">
          <text:p/>
        </draw:line>
        <draw:line draw:style-name="gr5" draw:text-style-name="P1" draw:layer="layout" svg:x1="6.2cm" svg:y1="15.9cm" svg:x2="11.7cm" svg:y2="14.4cm">
          <text:p/>
        </draw:line>
        <draw:frame draw:style-name="gr2" draw:layer="layout" svg:width="3.22cm" svg:height="0.962cm" svg:x="2.6cm" svg:y="12.538cm">
          <draw:text-box>
            <text:p>Context 2</text:p>
          </draw:text-box>
        </draw:frame>
        <draw:frame draw:style-name="gr2" draw:layer="layout" svg:width="3.22cm" svg:height="0.962cm" svg:x="7.48cm" svg:y="16.438cm">
          <draw:text-box>
            <text:p>Context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5T09:47:44</meta:creation-date>
    <dc:date>2014-08-05T09:51:40</dc:date>
    <meta:editing-duration>PT3M56S</meta:editing-duration>
    <meta:editing-cycles>1</meta:editing-cycles>
    <meta:document-statistic meta:object-count="10"/>
    <meta:generator>OpenOffice/4.1.0$Unix OpenOffice.org_project/410m18$Build-9764</meta:generator>
  </office:meta>
</office:document-meta>
</file>